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962cm" table:align="left"/>
    </style:style>
    <style:style style:name="Table2.A" style:family="table-column">
      <style:table-column-properties style:column-width="8.96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-segment Path Specifications</text:p>
      <text:p text:style-name="P2">Wyatt Newman</text:p>
      <text:p text:style-name="P2">February, 2015</text:p>
      <text:p text:style-name="P2"/>
      <text:p text:style-name="P3">ROS has extensive support for navigation, known as the “nav stack” (see: <text:a xlink:type="simple" xlink:href="http://wiki.ros.org/navigation">http://wiki.ros.org/navigation</text:a>). <text:s/>A planned path is conventionally communicated as a message of type nav_msgs/Path.msg, which contains a vector of (stamped) poses. <text:s/>These poses are of type geometry_msgs/Pose, which is in turn comprised of a point and a quaternion. <text:s/>In short, a ROS path is equivalent to an ordered list of frames. <text:s/>This path specification is not suitable for immediate execution; it requires some refinement for achieving a desirable trajectory.</text:p>
      <text:p text:style-name="P3"/>
      <text:p text:style-name="P3">A corresponding simple path description may be specified as a polyline: a sequence of line segments connected at listed vertices (origins of successive frames). <text:s/>In such a description, vertices of the polyline correspond to discontinuities of heading. <text:s/>Since a real robot has inertia, instantaneous change in heading is impossible. <text:s/>If the robot attempted to maintain constant speed through a vertex, it would require an instantaneous change in momentum, which would require infinite force and torque.</text:p>
      <text:p text:style-name="P3"/>
      <text:p text:style-name="P3">To follow a polyline precisely, the robot must start each line segment from rest, then come to a full stop at each vertex. <text:s/>At a vertex, the robot must spin in place, ramping the angular velocity up from zero and back down to zero. <text:s/>After a spin-in-place—which results in the robot aligned with the next line segment—the robot can begin to ramp up its translational velocity to travel along this line segment. <text:s/>In some instances, this can be a reasonable strategy. <text:s/>With reference to the 2nd floor of Glennan, starting in front of the elevator and pointing towards the lab door, the first path segment may proceed forward, come to a full halt approximately 2m in front of the lab door, spin in place by -90 deg, then proceed down the long hall. <text:s/></text:p>
      <text:p text:style-name="P3"/>
      <text:p text:style-name="P3">A faster trajectory would avoid coming to a complete halt. <text:s/>Instead, a line segment may blend into a circular arc, and hence to another line segment. <text:s/>This would allow continuous motion by rounding the corners of a polyline. <text:s/></text:p>
      <text:p text:style-name="P3"/>
      <text:p text:style-name="P3">Although more general path segments can be considered, adequate paths can be constructed with just these three segment types: line segments, circular arcs and spin-in-place rotations. <text:s/></text:p>
      <text:p text:style-name="P3"/>
      <text:p text:style-name="P3">*convert pose list to lines/arcs</text:p>
      <text:p text:style-name="P3"><text:tab/>-e.g., assume fixed arc radius; </text:p>
      <text:list xml:id="list928392278" text:style-name="L1">
        <text:list-item>
          <text:list>
            <text:list-item>
              <text:p text:style-name="P5">consider only origins of successive poses to define polyline (except last pose)</text:p>
            </text:list-item>
            <text:list-item>
              <text:p text:style-name="P5">for successive line segments, consider blending arc of radius “r”</text:p>
            </text:list-item>
            <text:list-item>
              <text:p text:style-name="P5">if pts are too close together, coerce spin-in-place segments, else insert arc</text:p>
            </text:list-item>
            <text:list-item>
              <text:p text:style-name="P5">(must have arc or spin between each lineseg)</text:p>
            </text:list-item>
            <text:list-item>
              <text:p text:style-name="P5">generate path with limited look-ahead, converting to odom frame</text:p>
            </text:list-item>
            <text:list-item>
              <text:p text:style-name="P5">(don't convert all in advance, else odom will drift too far)</text:p>
            </text:list-item>
          </text:list>
        </text:list-item>
      </text:list>
      <text:p text:style-name="P3">*desired-state generation from cwru path-list:</text:p>
      <text:list xml:id="list1092388286" text:style-name="L2">
        <text:list-item>
          <text:list>
            <text:list-item>
              <text:p text:style-name="P6">vel scheduler: a and alpha; v_max, omega_max;</text:p>
            </text:list-item>
            <text:list-item>
              <text:p text:style-name="P6">v_des and omega_des; </text:p>
            </text:list-item>
            <text:list-item>
              <text:p text:style-name="P6">desired pose(t): x,y, heading (tangent), curvature</text:p>
            </text:list-item>
            <text:list-item>
              <text:p text:style-name="P6">stop state_des generation if halt condition (e-stop, LIDAR, software halt)</text:p>
            </text:list-item>
          </text:list>
        </text:list-item>
      </text:list>
      <text:p text:style-name="P3"/>
      <text:p text:style-name="P3">PathSegment.msg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Reference frame that the following coordinates should be interpreted relative to and timestamp to use when transforming<text:bookmark text:name="LC2"/></text:p>
          </table:table-cell>
        </table:table-row>
        <text:soft-page-break/>
        <table:table-row>
          <table:table-cell table:style-name="Table1.A1" office:value-type="string">
            <text:p text:style-name="Table_20_Contents">Header header<text:bookmark text:name="LC3"/></text:p>
          </table:table-cell>
        </table:table-row>
        <table:table-row>
          <table:table-cell table:style-name="Table1.A1" office:value-type="string">
            <text:p text:style-name="P7"><text:bookmark text:name="LC4"/></text:p>
          </table:table-cell>
        </table:table-row>
        <table:table-row>
          <table:table-cell table:style-name="Table1.A1" office:value-type="string">
            <text:p text:style-name="Table_20_Contents">#Segment type enums<text:bookmark text:name="LC5"/></text:p>
          </table:table-cell>
        </table:table-row>
        <table:table-row>
          <table:table-cell table:style-name="Table1.A1" office:value-type="string">
            <text:p text:style-name="Table_20_Contents">int8 LINE = 1<text:bookmark text:name="LC6"/></text:p>
          </table:table-cell>
        </table:table-row>
        <table:table-row>
          <table:table-cell table:style-name="Table1.A1" office:value-type="string">
            <text:p text:style-name="Table_20_Contents">int8 ARC = 2<text:bookmark text:name="LC7"/></text:p>
          </table:table-cell>
        </table:table-row>
        <table:table-row>
          <table:table-cell table:style-name="Table1.A1" office:value-type="string">
            <text:p text:style-name="Table_20_Contents">int8 SPIN_IN_PLACE = 3<text:bookmark text:name="LC8"/></text:p>
          </table:table-cell>
        </table:table-row>
        <table:table-row>
          <table:table-cell table:style-name="Table1.A1" office:value-type="string">
            <text:p text:style-name="P7"><text:bookmark text:name="LC9"/></text:p>
          </table:table-cell>
        </table:table-row>
        <table:table-row>
          <table:table-cell table:style-name="Table1.A1" office:value-type="string">
            <text:p text:style-name="Table_20_Contents">#Segment type<text:bookmark text:name="LC10"/></text:p>
          </table:table-cell>
        </table:table-row>
        <table:table-row>
          <table:table-cell table:style-name="Table1.A1" office:value-type="string">
            <text:p text:style-name="Table_20_Contents">int8 seg_type<text:bookmark text:name="LC11"/></text:p>
          </table:table-cell>
        </table:table-row>
        <table:table-row>
          <table:table-cell table:style-name="Table1.A1" office:value-type="string">
            <text:p text:style-name="P7"><text:bookmark text:name="LC12"/></text:p>
          </table:table-cell>
        </table:table-row>
        <table:table-row>
          <table:table-cell table:style-name="Table1.A1" office:value-type="string">
            <text:p text:style-name="Table_20_Contents">#Segment number<text:bookmark text:name="LC13"/></text:p>
          </table:table-cell>
        </table:table-row>
        <table:table-row>
          <table:table-cell table:style-name="Table1.A1" office:value-type="string">
            <text:p text:style-name="Table_20_Contents">uint32 seg_number<text:bookmark text:name="LC14"/></text:p>
          </table:table-cell>
        </table:table-row>
        <table:table-row>
          <table:table-cell table:style-name="Table1.A1" office:value-type="string">
            <text:p text:style-name="P7"><text:bookmark text:name="LC15"/></text:p>
          </table:table-cell>
        </table:table-row>
        <table:table-row>
          <table:table-cell table:style-name="Table1.A1" office:value-type="string">
            <text:p text:style-name="Table_20_Contents">#Segment length<text:bookmark text:name="LC16"/></text:p>
          </table:table-cell>
        </table:table-row>
        <table:table-row>
          <table:table-cell table:style-name="Table1.A1" office:value-type="string">
            <text:p text:style-name="Table_20_Contents">float64 seg_length<text:bookmark text:name="LC17"/></text:p>
          </table:table-cell>
        </table:table-row>
        <table:table-row>
          <table:table-cell table:style-name="Table1.A1" office:value-type="string">
            <text:p text:style-name="P7"><text:bookmark text:name="LC18"/></text:p>
          </table:table-cell>
        </table:table-row>
        <table:table-row>
          <table:table-cell table:style-name="Table1.A1" office:value-type="string">
            <text:p text:style-name="Table_20_Contents">#Reference point<text:bookmark text:name="LC19"/></text:p>
          </table:table-cell>
        </table:table-row>
        <table:table-row>
          <table:table-cell table:style-name="Table1.A1" office:value-type="string">
            <text:p text:style-name="Table_20_Contents">geometry_msgs/Point ref_point<text:bookmark text:name="LC20"/></text:p>
          </table:table-cell>
        </table:table-row>
        <table:table-row>
          <table:table-cell table:style-name="Table1.A1" office:value-type="string">
            <text:p text:style-name="P7"><text:bookmark text:name="LC21"/></text:p>
          </table:table-cell>
        </table:table-row>
        <table:table-row>
          <table:table-cell table:style-name="Table1.A1" office:value-type="string">
            <text:p text:style-name="Table_20_Contents">#Initial tanget angle<text:bookmark text:name="LC22"/></text:p>
          </table:table-cell>
        </table:table-row>
        <table:table-row>
          <table:table-cell table:style-name="Table1.A1" office:value-type="string">
            <text:p text:style-name="Table_20_Contents">geometry_msgs/Quaternion init_tan_angle<text:bookmark text:name="LC23"/></text:p>
          </table:table-cell>
        </table:table-row>
        <table:table-row>
          <table:table-cell table:style-name="Table1.A1" office:value-type="string">
            <text:p text:style-name="P7"><text:bookmark text:name="LC24"/></text:p>
          </table:table-cell>
        </table:table-row>
        <table:table-row>
          <table:table-cell table:style-name="Table1.A1" office:value-type="string">
            <text:p text:style-name="Table_20_Contents">#Curvature<text:bookmark text:name="LC25"/></text:p>
          </table:table-cell>
        </table:table-row>
        <table:table-row>
          <table:table-cell table:style-name="Table1.A1" office:value-type="string">
            <text:p text:style-name="Table_20_Contents">float64 curvature<text:bookmark text:name="LC26"/></text:p>
          </table:table-cell>
        </table:table-row>
        <table:table-row>
          <table:table-cell table:style-name="Table1.A1" office:value-type="string">
            <text:p text:style-name="P7"><text:bookmark text:name="LC27"/></text:p>
          </table:table-cell>
        </table:table-row>
        <table:table-row>
          <table:table-cell table:style-name="Table1.A1" office:value-type="string">
            <text:p text:style-name="Table_20_Contents">#Speed limits for this segment<text:bookmark text:name="LC28"/></text:p>
          </table:table-cell>
        </table:table-row>
        <table:table-row>
          <table:table-cell table:style-name="Table1.A1" office:value-type="string">
            <text:p text:style-name="Table_20_Contents">geometry_msgs/Twist max_speeds<text:bookmark text:name="LC29"/></text:p>
          </table:table-cell>
        </table:table-row>
        <table:table-row>
          <table:table-cell table:style-name="Table1.A1" office:value-type="string">
            <text:p text:style-name="Table_20_Contents">geometry_msgs/Twist min_speeds<text:bookmark text:name="LC30"/></text:p>
          </table:table-cell>
        </table:table-row>
        <table:table-row>
          <table:table-cell table:style-name="Table1.A1" office:value-type="string">
            <text:p text:style-name="P7"><text:bookmark text:name="LC31"/></text:p>
          </table:table-cell>
        </table:table-row>
        <table:table-row>
          <table:table-cell table:style-name="Table1.A1" office:value-type="string">
            <text:p text:style-name="Table_20_Contents">#Acceleration limit for this segment (m/s^2 for lines/arcs, rads/s^2 for spin-in-place)<text:bookmark text:name="LC32"/></text:p>
          </table:table-cell>
        </table:table-row>
        <table:table-row>
          <table:table-cell table:style-name="Table1.A1" office:value-type="string">
            <text:p text:style-name="Table_20_Contents">float64 accel_limit<text:bookmark text:name="LC33"/></text:p>
          </table:table-cell>
        </table:table-row>
        <table:table-row>
          <table:table-cell table:style-name="Table1.A1" office:value-type="string">
            <text:p text:style-name="P7"><text:bookmark text:name="LC34"/></text:p>
          </table:table-cell>
        </table:table-row>
        <table:table-row>
          <table:table-cell table:style-name="Table1.A1" office:value-type="string">
            <text:p text:style-name="Table_20_Contents">#Deceleration limit for this segment<text:bookmark text:name="LC35"/></text:p>
          </table:table-cell>
        </table:table-row>
        <table:table-row>
          <table:table-cell table:style-name="Table1.A1" office:value-type="string">
            <text:p text:style-name="Table_20_Contents">float64 decel_limit</text:p>
          </table:table-cell>
        </table:table-row>
      </table:table>
      <text:p text:style-name="P3"/>
      <text:p text:style-name="P3"/>
      <text:p text:style-name="Standard">Desired stat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111"/><text:bookmark text:name="LC110"/>#Standard ROS header for timestamp and frame_id<text:bookmark text:name="LC211"/><text:bookmark text:name="LC210"/></text:p>
          </table:table-cell>
        </table:table-row>
        <table:table-row>
          <table:table-cell table:style-name="Table2.A1" office:value-type="string">
            <text:p text:style-name="Table_20_Contents">Header header<text:bookmark text:name="LC37"/><text:bookmark text:name="LC36"/></text:p>
          </table:table-cell>
        </table:table-row>
        <table:table-row>
          <table:table-cell table:style-name="Table2.A1" office:value-type="string">
            <text:p text:style-name="P7"><text:bookmark text:name="LC42"/><text:bookmark text:name="LC41"/></text:p>
          </table:table-cell>
        </table:table-row>
        <table:table-row>
          <table:table-cell table:style-name="Table2.A1" office:value-type="string">
            <text:p text:style-name="Table_20_Contents">#Segment type<text:bookmark text:name="LC52"/><text:bookmark text:name="LC51"/></text:p>
          </table:table-cell>
        </table:table-row>
        <table:table-row>
          <table:table-cell table:style-name="Table2.A1" office:value-type="string">
            <text:p text:style-name="Table_20_Contents">int8 seg_type<text:bookmark text:name="LC62"/><text:bookmark text:name="LC61"/></text:p>
          </table:table-cell>
        </table:table-row>
        <table:table-row>
          <table:table-cell table:style-name="Table2.A1" office:value-type="string">
            <text:p text:style-name="P7"><text:bookmark text:name="LC72"/><text:bookmark text:name="LC71"/></text:p>
          </table:table-cell>
        </table:table-row>
        <table:table-row>
          <table:table-cell table:style-name="Table2.A1" office:value-type="string">
            <text:p text:style-name="Table_20_Contents">#Segment number<text:bookmark text:name="LC82"/><text:bookmark text:name="LC81"/></text:p>
          </table:table-cell>
        </table:table-row>
        <table:table-row>
          <table:table-cell table:style-name="Table2.A1" office:value-type="string">
            <text:p text:style-name="Table_20_Contents">uint32 seg_number<text:bookmark text:name="LC92"/><text:bookmark text:name="LC91"/></text:p>
          </table:table-cell>
        </table:table-row>
        <table:table-row>
          <table:table-cell table:style-name="Table2.A1" office:value-type="string">
            <text:p text:style-name="P7"><text:bookmark text:name="LC102"/><text:bookmark text:name="LC101"/></text:p>
          </table:table-cell>
        </table:table-row>
        <table:table-row>
          <table:table-cell table:style-name="Table2.A1" office:value-type="string">
            <text:p text:style-name="Table_20_Contents">#6DOF pose<text:bookmark text:name="LC113"/><text:bookmark text:name="LC112"/></text:p>
          </table:table-cell>
        </table:table-row>
        <table:table-row>
          <table:table-cell table:style-name="Table2.A1" office:value-type="string">
            <text:p text:style-name="Table_20_Contents">geometry_msgs/Pose des_pose<text:bookmark text:name="LC122"/><text:bookmark text:name="LC121"/></text:p>
          </table:table-cell>
        </table:table-row>
        <table:table-row>
          <table:table-cell table:style-name="Table2.A1" office:value-type="string">
            <text:p text:style-name="P7"><text:bookmark text:name="LC132"/><text:bookmark text:name="LC131"/></text:p>
          </table:table-cell>
        </table:table-row>
        <table:table-row>
          <table:table-cell table:style-name="Table2.A1" office:value-type="string">
            <text:p text:style-name="Table_20_Contents">#Desired speed<text:bookmark text:name="LC142"/><text:bookmark text:name="LC141"/></text:p>
          </table:table-cell>
        </table:table-row>
        <table:table-row>
          <table:table-cell table:style-name="Table2.A1" office:value-type="string">
            <text:p text:style-name="Table_20_Contents">float64 des_speed<text:bookmark text:name="LC152"/><text:bookmark text:name="LC151"/></text:p>
          </table:table-cell>
        </table:table-row>
        <table:table-row>
          <table:table-cell table:style-name="Table2.A1" office:value-type="string">
            <text:p text:style-name="P7"><text:bookmark text:name="LC162"/><text:bookmark text:name="LC161"/></text:p>
          </table:table-cell>
        </table:table-row>
        <table:table-row>
          <table:table-cell table:style-name="Table2.A1" office:value-type="string">
            <text:p text:style-name="Table_20_Contents">#Desired curvature<text:bookmark text:name="LC172"/><text:bookmark text:name="LC171"/></text:p>
          </table:table-cell>
        </table:table-row>
        <table:table-row>
          <table:table-cell table:style-name="Table2.A1" office:value-type="string">
            <text:p text:style-name="Table_20_Contents">float64 des_rho<text:bookmark text:name="LC182"/><text:bookmark text:name="LC181"/></text:p>
          </table:table-cell>
        </table:table-row>
        <table:table-row>
          <table:table-cell table:style-name="Table2.A1" office:value-type="string">
            <text:p text:style-name="P7"><text:bookmark text:name="LC192"/><text:bookmark text:name="LC191"/></text:p>
          </table:table-cell>
        </table:table-row>
        <text:soft-page-break/>
        <table:table-row>
          <table:table-cell table:style-name="Table2.A1" office:value-type="string">
            <text:p text:style-name="Table_20_Contents">#Desired distance along the segment<text:bookmark text:name="LC202"/><text:bookmark text:name="LC201"/></text:p>
          </table:table-cell>
        </table:table-row>
        <table:table-row>
          <table:table-cell table:style-name="Table2.A1" office:value-type="string">
            <text:p text:style-name="Table_20_Contents">float64 des_lseg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2-02T22:51:00</meta:creation-date>
    <dc:date>2015-02-11T23:56:34</dc:date>
    <dc:creator>Wyatt Newman</dc:creator>
    <meta:editing-duration>PT1H3M44S</meta:editing-duration>
    <meta:editing-cycles>16</meta:editing-cycles>
    <meta:generator>LibreOffice/3.5$Linux_X86_64 LibreOffice_project/350m1$Build-2</meta:generator>
    <meta:document-statistic meta:table-count="2" meta:image-count="0" meta:object-count="0" meta:page-count="3" meta:paragraph-count="62" meta:word-count="598" meta:character-count="3923" meta:non-whitespace-character-count="3375"/>
  </office:meta>
</office:document-meta>
</file>